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ACTICA 20</text:span></text:p>
      <text:p text:style-name="P1"><text:span text:style-name="T1">OBJETIVO: BÚSQUEDA DE FICHEROS</text:span></text:p>
      <text:p text:style-name="P1"><text:span text:style-name="T1">DESCRIPCION:</text:span></text:p>
      <text:p text:style-name="P1"><text:span text:style-name="T1"><text:tab/>EXISTEN UTILIDADES PARA BUSCAR FICHEROS Y BUSCAR CADENAS DENTRO DE LOS <text:tab/>FICHEROS.</text:span></text:p>
      <text:p text:style-name="P1"><text:span text:style-name="T1"><text:tab/>find</text:span></text:p>
      <text:p text:style-name="P1"><text:span text:style-name="T1"><text:tab/>grep, egrep, fgrep</text:span></text:p>
      <text:p text:style-name="P1"><text:span text:style-name="T1">Existen órdenes de apoyo finds ayudas (man) que permiten indicar dónde se encuentran los archivos.</text:span></text:p>
      <text:p text:style-name="P1"><text:span text:style-name="T1"><text:tab/>locate, whatis, whereis.</text:span></text:p>
      <text:p text:style-name="P1"><text:span text:style-name="T1">PASO 1: LOCALIZAR ÓRDENES</text:span></text:p>
      <text:p text:style-name="P1"><text:span text:style-name="T1"><text:tab/>Existe una BBDD</text:span></text:p>
      <text:p text:style-name="P1"><text:span text:style-name="T1"><text:tab/></text:span><text:span text:style-name="T2">locate, slocate, mlocate</text:span><text:span text:style-name="T3">, rlocate, whatis, whereis</text:span></text:p>
      <text:p text:style-name="P1"><text:span text:style-name="T3"/></text:p>
      <text:p text:style-name="P1"><text:span text:style-name="T3">a) Por defecto para localizar en la BBDD. Inrforma sobre el comano a buscar.</text:span></text:p>
      <text:p text:style-name="P1"><text:span text:style-name="T3"><text:tab/>BBDD /usr/bin/updatedb</text:span></text:p>
      <text:p text:style-name="P1"><text:span text:style-name="T3"><text:tab/><text:tab/>/etc/alternatives/updatedb</text:span></text:p>
      <text:p text:style-name="P1"><text:span text:style-name="T3">b) Agregar el paquete mlocate</text:span></text:p>
      <text:p text:style-name="P1"><text:span text:style-name="T3"><text:tab/>apt install mlocate --&gt; INSTALA LOCATE, SLOCATE, MLOCATE</text:span></text:p>
      <text:p text:style-name="P1"><text:span text:style-name="T3"/></text:p>
      <text:p text:style-name="P1"><text:span text:style-name="T3">locate mount --&gt; BUSCA TODOS LOS FICHEROS QUE TENGAN MOUNT EN EL NOMBRE</text:span></text:p>
      <text:p text:style-name="P1"><text:span text:style-name="T3">Ficheros de programación:</text:span></text:p>
      <text:p text:style-name="P1"><text:span text:style-name="T3"><text:tab/>.h fichero de definición de cabeceras</text:span></text:p>
      <text:p text:style-name="P1"><text:span text:style-name="T3"><text:tab/>.c código lenguaje c</text:span></text:p>
      <text:p text:style-name="P1"><text:span text:style-name="T3"><text:tab/>.sh Script (sh, bash, tcsh) sh</text:span></text:p>
      <text:p text:style-name="P1"><text:span text:style-name="T3">c) Instalación de la BBDD</text:span></text:p>
      <text:p text:style-name="P1"><text:span text:style-name="T3"><text:tab/>updatedb --&gt; HACE UNA ACTUALIZACION DE LA BASE DE DATOS</text:span></text:p>
      <text:p text:style-name="P1"><text:span text:style-name="T3"><text:tab/>Por defecto se encuentra en /var/lib/slocate.db</text:span></text:p>
      <text:p text:style-name="P1"><text:span text:style-name="T3"/></text:p>
      <text:p text:style-name="P1"><text:span text:style-name="T3"><text:tab/><text:tab/>ls -l /var/lib/slocate.db</text:span></text:p>
      <text:p text:style-name="P1"><text:span text:style-name="T3">d) Información resumida de las órdenes</text:span></text:p>
      <text:p text:style-name="P1"><text:span text:style-name="T3"><text:tab/>whatis<text:s text:c="6"/>[orden]</text:span></text:p>
      <text:p text:style-name="P1"><text:span text:style-name="T4">root@svralumno:~# whatis ls</text:span></text:p>
      <text:p text:style-name="P1"><text:span text:style-name="T4">ls (1)<text:s text:c="15"/>- list directory contents</text:span></text:p>
      <text:p text:style-name="P1"><text:span text:style-name="T4">LS (6)<text:s text:c="15"/>- display animations aimed to correct users who accidentally ente...</text:span></text:p>
      <text:p text:style-name="P1"><text:span text:style-name="T4"/></text:p>
      <text:p text:style-name="P1"><text:span text:style-name="T4"><text:tab/>(1)<text:s text:c="3"/>--&gt; HACE REFERENCIA A MAN (se encuentra en la parte 1 de los ficheros MAN)</text:span></text:p>
      <text:p text:style-name="P1"><text:span text:style-name="T4"><text:tab/>(2)<text:s text:c="3"/>--&gt; </text:span></text:p>
      <text:p text:style-name="P1"><text:span text:style-name="T4"/></text:p>
      <text:p text:style-name="P1"><text:span text:style-name="T5">whatis pwd</text:span><text:span text:style-name="T6"/></text:p>
      <text:p text:style-name="P1"><text:span text:style-name="T6">root@svralumno:~# whatis pwd</text:span></text:p>
      <text:p text:style-name="P1"><text:span text:style-name="T6">pwd (1)<text:s text:c="14"/>- print name of current/working directory</text:span><text:span text:style-name="T7"/></text:p>
      <text:p text:style-name="P1"><text:span text:style-name="T7">whatis su</text:span></text:p>
      <text:p text:style-name="P1"><text:span text:style-name="T8">root@svralumno:~# whatis su</text:span></text:p>
      <text:p text:style-name="P1"><text:span text:style-name="T8">su (1)<text:s text:c="15"/>- run a command with substitute user and group ID</text:span></text:p>
      <text:p text:style-name="P1"><text:span text:style-name="T8"/></text:p>
      <text:p text:style-name="P1"><text:span text:style-name="T9">e) Buscar las rutas donde se encuentra</text:span></text:p>
      <text:p text:style-name="P1"><text:span text:style-name="T9"><text:tab/>whereis find</text:span></text:p>
      <text:p text:style-name="P1"><text:span text:style-name="T10">root@svralumno:~# whereis find</text:span></text:p>
      <text:p text:style-name="P1"><text:span text:style-name="T10">find: /usr/bin/find /usr/share/man/man1/find.1.gz /usr/share/info/find.info.gz /usr/share/info/find.info-1.gz /usr/share/info/find.info-2.gz</text:span><text:span text:style-name="T11"/></text:p>
      <text:p text:style-name="P1"><text:span text:style-name="T11"><text:tab/>whereis passwd</text:span></text:p>
      <text:p text:style-name="P1"><text:span text:style-name="T12">root@svralumno:~# whereis passwd</text:span></text:p>
      <text:p text:style-name="P1"><text:span text:style-name="T12">passwd: /usr/bin/passwd /etc/passwd /etc/passwd.save /usr/share/man/man5/passwd.5.gz /usr/share/man/man1/passwd.1.gz /usr/share/man/man1/passwd.1ssl.gz</text:span><text:span text:style-name="T13"/></text:p>
      <text:p text:style-name="P1"><text:span text:style-name="T13"><text:tab/>whereis ejem01</text:span></text:p>
      <text:p text:style-name="P1"><text:span text:style-name="T14">root@svralumno:~# whereis ejem01</text:span></text:p>
      <text:p text:style-name="P1"><text:span text:style-name="T14">ejem01:</text:span><text:span text:style-name="T15"/></text:p>
      <text:p text:style-name="P1"><text:span text:style-name="T15">f) Ubicación de un fichero ejecutable</text:span></text:p>
      <text:p text:style-name="P1"><text:span text:style-name="T15"><text:tab/>which [orden]</text:span></text:p>
      <text:p text:style-name="P1"><text:span text:style-name="T15">which passwd</text:span></text:p>
      <text:p text:style-name="P1"><text:span text:style-name="T16">root@svralumno:~# which passwd</text:span></text:p>
      <text:p text:style-name="P1"><text:span text:style-name="T16">/usr/bin/passwd</text:span></text:p>
      <text:p text:style-name="P1"><text:span text:style-name="T17"/></text:p>
      <text:p text:style-name="P1"><text:span text:style-name="T17">NOTA: BUSCAR EL FICHERO SLOCATE.DB</text:span></text:p>
      <text:p text:style-name="P1"><text:span text:style-name="T17"/></text:p>
      <text:p text:style-name="P1"><text:span text:style-name="T17"/></text:p>
      <text:p text:style-name="P1"><text:span text:style-name="T17">PASO 2: BUCAR FICHEROS, DIRECTORIOS, TAMAÑOS...</text:span></text:p>
      <text:p text:style-name="P1"><text:span text:style-name="T17"><text:tab/>find</text:span></text:p>
      <text:p text:style-name="P1"><text:span text:style-name="T17">a)<text:s text:c="2"/>Definir</text:span></text:p>
      <text:p text:style-name="P1"><text:span text:style-name="T17">que quiero buscar o una búsqueda por nombre</text:span></text:p>
      <text:p text:style-name="P1"><text:span text:style-name="T17"><text:tab/>find / -name ls</text:span></text:p>
      <text:p text:style-name="P1"><text:span text:style-name="T17">b) Buscar por tamaño</text:span></text:p>
      <text:p text:style-name="P1"><text:span text:style-name="T17"><text:tab/>find /dev -size 100k<text:s text:c="4"/>BUSCAR FICHEROS DE TAMAÑO EXACTO A 100KB</text:span></text:p>
      <text:p text:style-name="P1"><text:span text:style-name="T17"><text:tab/>find /dev -size +100K SUPERIOR A 100KB</text:span></text:p>
      <text:p text:style-name="P1"><text:span text:style-name="T17"><text:tab/>find /dev -size -100K<text:s text:c="2"/>INFERIOR A 100KB</text:span></text:p>
      <text:p text:style-name="P1"><text:span text:style-name="T17"><text:tab/>find /dev -size -100c<text:s text:c="2"/>BUSCA FICHEROS DE X NUMERO DE CARACTERES (CARACTER=BYTES)</text:span></text:p>
      <text:p text:style-name="P1"><text:span text:style-name="T17"/></text:p>
      <text:p text:style-name="P1"><text:span text:style-name="T17">c) Buscar un propietario</text:span></text:p>
      <text:p text:style-name="P1"><text:span text:style-name="T17"><text:tab/>find / -user alumno</text:span></text:p>
      <text:p text:style-name="P1"><text:span text:style-name="T17">d) Negacion (lo contrario)</text:span></text:p>
      <text:p text:style-name="P1"><text:span text:style-name="T17"><text:tab/>find / -not user alumno --&gt; SE BUSCAN TODOS LOS USUARIOS QUE NO SEAN ALUMNO</text:span></text:p>
      <text:p text:style-name="P1"><text:span text:style-name="T17">e) Buscar ficheros que no tienen ningún propietario</text:span></text:p>
      <text:p text:style-name="P1"><text:span text:style-name="T17"><text:tab/>find / -nouser</text:span></text:p>
      <text:p text:style-name="P1"><text:span text:style-name="T18">/var/cache/private/fwupdmgr</text:span></text:p>
      <text:p text:style-name="P1"><text:span text:style-name="T18">/var/cache/private/fwupdmgr/fwupd</text:span></text:p>
      <text:p text:style-name="P1"><text:span text:style-name="T18">/var/cache/private/fwupdmgr/fwupd/lvfs-metadata.xml.gz.asc</text:span></text:p>
      <text:p text:style-name="P1"><text:span text:style-name="T18">/var/cache/private/fwupdmgr/fwupd/lvfs-metadata.xml.gz</text:span></text:p>
      <text:p text:style-name="P1"><text:span text:style-name="T19">f) Buscar por grupos</text:span></text:p>
      <text:p text:style-name="P1"><text:span text:style-name="T19"><text:tab/>find / -group smr</text:span></text:p>
      <text:p text:style-name="P1"><text:span text:style-name="T19"><text:tab/>find / -not -group root</text:span></text:p>
      <text:p text:style-name="P1"><text:span text:style-name="T19">g) Alternancia en la búsqueda</text:span></text:p>
      <text:p text:style-name="P1"><text:span text:style-name="T19"><text:tab/>-o OR</text:span></text:p>
      <text:p text:style-name="P1"><text:span text:style-name="T19"><text:tab/>-a AND</text:span></text:p>
      <text:p text:style-name="P1"><text:span text:style-name="T19">find / -not -user root -a -not -user alumno -a -nouser</text:span></text:p>
      <text:p text:style-name="P1"><text:span text:style-name="T20">find / -not -user root -a -not -user alumno -a -nouser</text:span></text:p>
      <text:p text:style-name="P1"><text:span text:style-name="T20">find: ‘/proc/16005/task/16005/fd/6’: No such file or directory</text:span></text:p>
      <text:p text:style-name="P1"><text:span text:style-name="T20">find: ‘/proc/16005/task/16005/fdinfo/6’: No such file or directory</text:span></text:p>
      <text:p text:style-name="P1"><text:span text:style-name="T20">find: ‘/proc/16005/fd/5’: No such file or directory</text:span></text:p>
      <text:p text:style-name="P1"><text:span text:style-name="T20">find: ‘/proc/16005/fdinfo/5’: No such file or directory</text:span></text:p>
      <text:p text:style-name="P1"><text:span text:style-name="T20">/var/cache/private/fwupdmgr</text:span></text:p>
      <text:p text:style-name="P1"><text:span text:style-name="T20">/var/cache/private/fwupdmgr/fwupd</text:span></text:p>
      <text:p text:style-name="P1"><text:span text:style-name="T20">/var/cache/private/fwupdmgr/fwupd/lvfs-metadata.xml.gz.asc</text:span></text:p>
      <text:p text:style-name="P1"><text:span text:style-name="T20">/var/cache/private/fwupdmgr/fwupd/lvfs-metadata.xml.gz</text:span></text:p>
      <text:p text:style-name="P1"><text:span text:style-name="T20"/></text:p>
      <text:p text:style-name="P1"><text:span text:style-name="T21">h) Buscar por el tipo de un fichero</text:span></text:p>
      <text:p text:style-name="P1"><text:span text:style-name="T21"><text:tab/>find / -type [tipo de fichero]</text:span></text:p>
      <text:p text:style-name="P1"><text:span text:style-name="T21"><text:tab/>find / -type d DIRECTORIO</text:span></text:p>
      <text:p text:style-name="P1"><text:span text:style-name="T21"><text:tab/>find / -type f FICHERO</text:span></text:p>
      <text:p text:style-name="P1"><text:span text:style-name="T21"><text:tab/>find / -type b BLOQUE</text:span></text:p>
      <text:p text:style-name="P1"><text:span text:style-name="T21"><text:tab/>find / -type<text:s text:c="2"/>c CARACTER</text:span></text:p>
      <text:p text:style-name="P1"><text:span text:style-name="T21"><text:tab/>find / -type s SOCKET</text:span></text:p>
      <text:p text:style-name="P1"><text:span text:style-name="T21"><text:tab/>(ENLACE find / -type l LINEA (ENLACE)</text:span></text:p>
      <text:p text:style-name="P1"><text:span text:style-name="T21"><text:tab/> find / -type p SOCKET</text:span></text:p>
      <text:p text:style-name="P1"><text:span text:style-name="T21">Buscar solo los ficheros cuyo propietario sea alumno</text:span></text:p>
      <text:p text:style-name="P1"><text:span text:style-name="T21"><text:tab/>find / -type f -user alumno</text:span></text:p>
      <text:p text:style-name="P1"><text:span text:style-name="T22">root@svralumno:~# find / -type f -user alumno</text:span></text:p>
      <text:p text:style-name="P1"><text:span text:style-name="T22">/home/alumno/.bash_history</text:span></text:p>
      <text:p text:style-name="P1"><text:span text:style-name="T22">/home/alumno/ejem05</text:span></text:p>
      <text:p text:style-name="P1"><text:span text:style-name="T22">/home/alumno/.sudo_as_admin_successful</text:span></text:p>
      <text:p text:style-name="P1"><text:span text:style-name="T22">/home/alumno/.viminfo</text:span></text:p>
      <text:p text:style-name="P1"><text:span text:style-name="T22">/home/alumno/.profile</text:span></text:p>
      <text:p text:style-name="P1"><text:span text:style-name="T22">/home/alumno/.cache/motd.legal-displayed</text:span></text:p>
      <text:p text:style-name="P1"><text:span text:style-name="T22">/home/alumno/prueba01</text:span></text:p>
      <text:p text:style-name="P1"><text:span text:style-name="T22">/home/alumno/ejem04</text:span></text:p>
      <text:p text:style-name="P1"><text:span text:style-name="T22">/home/alumno/.bash_logout</text:span></text:p>
      <text:p text:style-name="P1"><text:span text:style-name="T22">/home/alumno/ejem02</text:span></text:p>
      <text:p text:style-name="P1"><text:span text:style-name="T22">/home/alumno/.bashrc</text:span></text:p>
      <text:p text:style-name="P1"><text:span text:style-name="T22">/sys/fs/cgroup/systemd/user.slice/user-1000.slice/user@1000.service/cgroup.procs</text:span></text:p>
      <text:p text:style-name="P1"><text:span text:style-name="T22">/sys/fs/cgroup/systemd/user.slice/user-1000.slice/user@1000.service/dbus.socket/cgroup.procs</text:span></text:p>
      <text:p text:style-name="P1"><text:span text:style-name="T22">/sys/fs/cgroup/systemd/user.slice/user-1000.slice/user@1000.service/dbus.socket/tasks</text:span></text:p>
      <text:p text:style-name="P1"><text:span text:style-name="T22">/sys/fs/cgroup/systemd/user.slice/user-1000.slice/user@1000.service/dbus.socket/notify_on_release</text:span></text:p>
      <text:p text:style-name="P1"><text:span text:style-name="T22">/sys/fs/cgroup/systemd/user.slice/user-1000.slice/user@1000.service/dbus.socket/cgroup.clone_children</text:span></text:p>
      <text:p text:style-name="P1"><text:span text:style-name="T22">/sys/fs/cgroup/systemd/user.slice/user-1000.slice/user@1000.service/tasks</text:span></text:p>
      <text:p text:style-name="P1"><text:span text:style-name="T22">/sys/fs/cgroup/systemd/user.slice/user-1000.slice/user@1000.service/init.scope/cgroup.procs</text:span></text:p>
      <text:p text:style-name="P1"><text:span text:style-name="T22">/sys/fs/cgroup/systemd/user.slice/user-1000.slice/user@1000.service/init.scope/tasks</text:span></text:p>
      <text:p text:style-name="P1"><text:span text:style-name="T22">/sys/fs/cgroup/systemd/user.slice/user-1000.slice/user@1000.service/init.scope/notify_on_release</text:span></text:p>
      <text:p text:style-name="P1"><text:span text:style-name="T22">/sys/fs/cgroup/systemd/user.slice/user-1000.slice/user@1000.service/init.scope/cgroup.clone_children</text:span></text:p>
      <text:p text:style-name="P1"><text:span text:style-name="T22">/sys/fs/cgroup/systemd/user.slice/user-1000.slice/user@1000.service/cgroup.clone_children</text:span></text:p>
      <text:p text:style-name="P1"><text:span text:style-name="T22">/sys/fs/cgroup/unified/user.slice/user-1000.slice/user@1000.service/cgroup.procs</text:span></text:p>
      <text:p text:style-name="P1"><text:span text:style-name="T22">/sys/fs/cgroup/unified/user.slice/user-1000.slice/user@1000.service/dbus.socket/cgroup.events</text:span></text:p>
      <text:p text:style-name="P1"><text:span text:style-name="T22">/sys/fs/cgroup/unified/user.slice/user-1000.slice/user@1000.service/dbus.socket/io.pressure</text:span></text:p>
      <text:p text:style-name="P1"><text:span text:style-name="T22">/sys/fs/cgroup/unified/user.slice/user-1000.slice/user@1000.service/dbus.socket/cgroup.procs</text:span></text:p>
      <text:p text:style-name="P1"><text:span text:style-name="T22">/sys/fs/cgroup/unified/user.slice/user-1000.slice/user@1000.service/dbus.socket/cgroup.max.descendants</text:span></text:p>
      <text:p text:style-name="P1"><text:span text:style-name="T22"/></text:p>
      <text:p text:style-name="P1"><text:span text:style-name="T22">....</text:span></text:p>
      <text:p text:style-name="P1"><text:span text:style-name="T22"/></text:p>
      <text:p text:style-name="P1"><text:span text:style-name="T22"/></text:p>
      <text:p text:style-name="P1"><text:span text:style-name="T23">Hacer una búsqueda compleja</text:span></text:p>
      <text:p text:style-name="P1"><text:span text:style-name="T24">find / -type f -user alumno -a -group smr</text:span><text:span text:style-name="T25"/></text:p>
      <text:p text:style-name="P1"><text:span text:style-name="T26">root@svralumno:~# find / -type f -user alumno -a -group smr</text:span></text:p>
      <text:p text:style-name="P1"><text:span text:style-name="T26">/root/ejem01</text:span></text:p>
      <text:p text:style-name="P1"><text:span text:style-name="T26">/root/compara4</text:span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